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C8000000C81FF97D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bitmap" draw:fill-image-name="Bitmape_20_1" style:repeat="stretch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opacity="25%" draw:textarea-horizontal-align="justify" draw:textarea-vertical-align="middle" draw:auto-grow-height="false" draw:shadow-opacity="25%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Gill Sans" fo:font-size="18pt" style:font-size-asian="18pt" style:font-size-complex="18pt"/>
    </style:style>
    <style:style style:name="P3" style:family="paragraph">
      <style:paragraph-properties fo:margin-top="0cm" fo:margin-bottom="0.61cm" fo:text-align="center">
        <style:tab-stops/>
      </style:paragraph-properties>
      <style:text-properties style:font-name="Gill Sans"/>
    </style:style>
    <style:style style:name="P4" style:family="paragraph">
      <style:paragraph-properties fo:text-align="center"/>
      <style:text-properties style:font-name="Gill Sans"/>
    </style:style>
    <style:style style:name="T1" style:family="text">
      <style:text-properties style:font-name="Gill Sans" fo:font-size="18pt" style:font-size-asian="18pt" style:font-size-complex="18pt"/>
    </style:style>
    <style:style style:name="T2" style:family="text">
      <style:text-properties style:font-name="Gill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6.731cm" svg:height="2.667cm" svg:x="10.653cm" svg:y="1.89cm">
          <draw:image xlink:href="Pictures/10000201000000C8000000C81FF97D3A.png" xlink:type="simple" xlink:show="embed" xlink:actuate="onLoad">
            <text:p/>
          </draw:image>
        </draw:frame>
        <draw:polygon draw:style-name="gr2" draw:text-style-name="P1" xml:id="id2" draw:id="id2" draw:layer="layout" svg:width="5.209cm" svg:height="5.46cm" draw:transform="skewX (0.00523598775598299) translate (3.413cm 4.175cm)" svg:viewBox="0 0 5210 5461" draw:points="1553,5461 0,0 5210,508 3585,5461">
          <text:p/>
        </draw:polygon>
        <draw:custom-shape draw:style-name="gr3" draw:text-style-name="P1" draw:layer="layout" svg:width="2.54cm" svg:height="5.334cm" svg:x="4.683cm" svg:y="11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3" draw:id="id3" draw:layer="layout" svg:width="2.794cm" svg:height="5.588cm" svg:x="4.556cm" svg:y="10.9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7.239cm" svg:height="1.905cm" svg:x="16.494cm" svg:y="14.46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5" draw:id="id5" draw:layer="layout" svg:width="7.493cm" svg:height="2.16cm" svg:x="16.367cm" svg:y="14.3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olygon draw:style-name="gr2" draw:text-style-name="P1" xml:id="id4" draw:id="id4" draw:layer="layout" svg:width="7.492cm" svg:height="2.285cm" svg:x="15.859cm" svg:y="7.477cm" svg:viewBox="0 0 7493 2286" draw:points="0,2286 0,0 7239,0 7493,2286">
          <text:p/>
        </draw:polygon>
        <draw:frame draw:style-name="gr5" draw:text-style-name="P2" draw:layer="layout" svg:width="4.318cm" svg:height="1.143cm" svg:x="11.668cm" svg:y="1.254cm">
          <draw:text-box>
            <text:p text:style-name="P2"><text:span text:style-name="T1">Lump of tasks</text:span></text:p>
          </draw:text-box>
        </draw:frame>
        <draw:frame draw:style-name="gr5" draw:text-style-name="P2" draw:layer="layout" svg:width="4.826cm" svg:height="1.143cm" svg:x="3.413cm" svg:y="17.764cm">
          <draw:text-box>
            <text:p text:style-name="P2"><text:span text:style-name="T1">Tightly-packed</text:span></text:p>
          </draw:text-box>
        </draw:frame>
        <draw:frame draw:style-name="gr5" draw:text-style-name="P2" draw:layer="layout" svg:width="6.604cm" svg:height="1.143cm" svg:x="16.621cm" svg:y="17.764cm">
          <draw:text-box>
            <text:p text:style-name="P2"><text:span text:style-name="T1">Maximum parallelism</text:span></text:p>
          </draw:text-box>
        </draw:frame>
        <draw:line draw:style-name="gr6" draw:text-style-name="P3" draw:layer="layout" svg:x1="2.27cm" svg:y1="19.415cm" svg:x2="2.27cm" svg:y2="5.318cm">
          <text:p text:style-name="P3"><text:span text:style-name="T2">Walltime</text:span></text:p>
          <text:p text:style-name="P3"><text:span text:style-name="T2"/></text:p>
        </draw:line>
        <draw:line draw:style-name="gr6" draw:text-style-name="P4" draw:layer="layout" svg:x1="2.27cm" svg:y1="19.415cm" svg:x2="24.876cm" svg:y2="19.415cm">
          <text:p text:style-name="P1"><text:span text:style-name="T2"/></text:p>
          <text:p text:style-name="P1"><text:span text:style-name="T2">Width</text:span></text:p>
        </draw:line>
        <draw:connector draw:style-name="gr7" draw:text-style-name="P1" draw:layer="layout" draw:type="curve" svg:x1="10.653cm" svg:y1="3.223cm" svg:x2="6.016cm" svg:y2="4.175cm" draw:start-shape="id1" draw:start-glue-point="3" draw:end-shape="id2" draw:end-glue-point="0" svg:d="M10653 3223c-3092 0-4637 317-4637 952" svg:viewBox="0 0 4638 953">
          <text:p/>
        </draw:connector>
        <draw:connector draw:style-name="gr7" draw:text-style-name="P1" draw:layer="layout" draw:type="curve" svg:x1="6.016cm" svg:y1="9.636cm" svg:x2="5.953cm" svg:y2="10.906cm" draw:start-shape="id2" draw:start-glue-point="2" draw:end-shape="id3" draw:end-glue-point="0" svg:d="M6016 9636c0 952-63 318-63 1270" svg:viewBox="0 0 64 1271">
          <text:p/>
        </draw:connector>
        <draw:connector draw:style-name="gr7" draw:text-style-name="P1" draw:layer="layout" draw:type="curve" svg:x1="17.384cm" svg:y1="3.223cm" svg:x2="19.605cm" svg:y2="7.477cm" draw:start-shape="id1" draw:start-glue-point="1" draw:end-shape="id4" svg:d="M17384 3223c1481 0 2221 1418 2221 4254" svg:viewBox="0 0 2222 4255">
          <text:p/>
        </draw:connector>
        <draw:connector draw:style-name="gr7" draw:text-style-name="P1" draw:layer="layout" draw:type="curve" svg:x1="19.605cm" svg:y1="9.763cm" svg:x2="20.384cm" svg:y2="14.335cm" draw:start-shape="id4" draw:start-glue-point="2" draw:end-shape="id5" draw:end-glue-point="4" svg:d="M19605 9763c0 3429 779 1143 779 4572" svg:viewBox="0 0 780 45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0C8000000C81FF97D3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8T18:46:56.983717345</meta:creation-date>
    <dc:date>2015-02-08T19:02:55.773444696</dc:date>
    <meta:editing-duration>PT30S</meta:editing-duration>
    <meta:editing-cycles>1</meta:editing-cycles>
    <meta:document-statistic meta:object-count="16"/>
    <meta:generator>LibreOffice/4.2.7.2$Linux_x86 LibreOffice_project/420m0$Build-2</meta:generator>
  </office:meta>
</office:document-meta>
</file>